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b55" officeooo:paragraph-rsid="00159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3:36:25.058052096</meta:creation-date>
    <dc:date>2020-08-26T13:36:44.013441098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4.2$Linux_X86_64 LibreOffice_project/40$Build-2</meta:generator>
  </office:meta>
</office:document-meta>
</file>